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sign-hashmap/" text:style-name="Internet_20_link" text:visited-style-name="Visited_20_Internet_20_Link"><text:span text:style-name="T1">706. Design HashMap</text:span></text:a></text:p>
      <text:section text:style-name="Sect1" text:name="headlessui-popover-button-:re:">
        <text:p text:style-name="Standard"/>
      </text:section>
      <text:p text:style-name="P4">Easy</text:p>
      <text:p text:style-name="P4">4.4K</text:p>
      <text:p text:style-name="P4">390</text:p>
      <text:section text:style-name="Sect1" text:name="headlessui-popover-button-:ri:">
        <text:p text:style-name="Standard"/>
      </text:section>
      <text:section text:style-name="Sect1" text:name="headlessui-popover-button-:rk:">
        <text:p text:style-name="Standard"/>
      </text:section>
      <text:p text:style-name="P5">Companies</text:p>
      <text:p text:style-name="P6">Design a HashMap without using any built-in hash table libraries.</text:p>
      <text:p text:style-name="P7"><text:span text:style-name="T1">Implement the </text:span><text:span text:style-name="Source_20_Text"><text:span text:style-name="T2">MyHashMap</text:span></text:span><text:span text:style-name="T1"> class:</text:span></text:p>
      <text:list xml:id="list1871503066" text:style-name="L1">
        <text:list-item>
          <text:p text:style-name="P8"><text:span text:style-name="Source_20_Text"><text:span text:style-name="T2">MyHashMap()</text:span></text:span><text:span text:style-name="T1"> initializes the object with an empty map.</text:span></text:p>
        </text:list-item>
        <text:list-item>
          <text:p text:style-name="P8"><text:span text:style-name="Source_20_Text"><text:span text:style-name="T2">void put(int key, int value)</text:span></text:span><text:span text:style-name="T1"> inserts a </text:span><text:span text:style-name="Source_20_Text"><text:span text:style-name="T2">(key, value)</text:span></text:span><text:span text:style-name="T1"> pair into the HashMap. If the </text:span><text:span text:style-name="Source_20_Text"><text:span text:style-name="T2">key</text:span></text:span><text:span text:style-name="T1"> already exists in the map, update the corresponding </text:span><text:span text:style-name="Source_20_Text"><text:span text:style-name="T2">value</text:span></text:span><text:span text:style-name="T1">.</text:span></text:p>
        </text:list-item>
        <text:list-item>
          <text:p text:style-name="P8"><text:span text:style-name="Source_20_Text"><text:span text:style-name="T2">int get(int key)</text:span></text:span><text:span text:style-name="T1"> returns the </text:span><text:span text:style-name="Source_20_Text"><text:span text:style-name="T2">value</text:span></text:span><text:span text:style-name="T1"> to which the specified </text:span><text:span text:style-name="Source_20_Text"><text:span text:style-name="T2">key</text:span></text:span><text:span text:style-name="T1"> is mapped, or </text:span><text:span text:style-name="Source_20_Text"><text:span text:style-name="T2">-1</text:span></text:span><text:span text:style-name="T1"> if this map contains no mapping for the </text:span><text:span text:style-name="Source_20_Text"><text:span text:style-name="T2">key</text:span></text:span><text:span text:style-name="T1">.</text:span></text:p>
        </text:list-item>
        <text:list-item>
          <text:p text:style-name="P9"><text:span text:style-name="Source_20_Text"><text:span text:style-name="T2">void remove(key)</text:span></text:span><text:span text:style-name="T1"> removes the </text:span><text:span text:style-name="Source_20_Text"><text:span text:style-name="T2">key</text:span></text:span><text:span text:style-name="T1"> and its corresponding </text:span><text:span text:style-name="Source_20_Text"><text:span text:style-name="T2">value</text:span></text:span><text:span text:style-name="T1"> if the map contains the mapping for the </text:span><text:span text:style-name="Source_20_Text"><text:span text:style-name="T2">key</text:span></text:span><text:span text:style-name="T1">.</text:span></text:p>
        </text:list-item>
      </text:list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</text:span></text:span></text:p>
      <text:p text:style-name="P2">["MyHashMap", "put", "put", "get", "get", "put", "get", "remove", "get"]</text:p>
      <text:p text:style-name="P2">[[], [1, 1], [2, 2], [1], [3], [2, 1], [2], [2], [2]]</text:p>
      <text:p text:style-name="P3"><text:span text:style-name="Strong_20_Emphasis"><text:span text:style-name="T1">Output</text:span></text:span></text:p>
      <text:p text:style-name="P2">[null, null, null, 1, -1, null, 1, null, -1]</text:p>
      <text:p text:style-name="P3"/>
      <text:p text:style-name="P3"><text:span text:style-name="Strong_20_Emphasis"><text:span text:style-name="T1">Explanation</text:span></text:span></text:p>
      <text:p text:style-name="P2">MyHashMap myHashMap = new MyHashMap();</text:p>
      <text:p text:style-name="P2">myHashMap.put(1, 1); // The map is now [[1,1]]</text:p>
      <text:p text:style-name="P2">myHashMap.put(2, 2); // The map is now [[1,1], [2,2]]</text:p>
      <text:p text:style-name="P2">myHashMap.get(1); <text:s text:c="3"/>// return 1, The map is now [[1,1], [2,2]]</text:p>
      <text:p text:style-name="P2">myHashMap.get(3); <text:s text:c="3"/>// return -1 (i.e., not found), The map is now [[1,1], [2,2]]</text:p>
      <text:p text:style-name="P2">myHashMap.put(2, 1); // The map is now [[1,1], [2,1]] (i.e., update the existing value)</text:p>
      <text:p text:style-name="P2">myHashMap.get(2); <text:s text:c="3"/>// return 1, The map is now [[1,1], [2,1]]</text:p>
      <text:p text:style-name="P2">myHashMap.remove(2); // remove the mapping for 2, The map is now [[1,1]]</text:p>
      <text:p text:style-name="P1">myHashMap.get(2); <text:s text:c="3"/>// return -1 (i.e., not found), The map is now [[1,1]]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22:50:47.997000000</dc:date>
    <meta:editing-duration>PT19S</meta:editing-duration>
    <meta:editing-cycles>1</meta:editing-cycles>
    <meta:document-statistic meta:table-count="0" meta:image-count="0" meta:object-count="0" meta:page-count="1" meta:paragraph-count="28" meta:word-count="228" meta:character-count="1344" meta:non-whitespace-character-count="1134"/>
    <meta:generator>LibreOffice/7.2.2.2$Windows_X86_64 LibreOffice_project/02b2acce88a210515b4a5bb2e46cbfb63fe97d56</meta:generator>
  </office:meta>
</office:document-meta>
</file>